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a454f" officeooo:paragraph-rsid="000a454f" style:font-size-asian="15.75pt" style:font-size-complex="18pt"/>
    </style:style>
    <style:style style:name="P2" style:family="paragraph" style:parent-style-name="Standard">
      <style:text-properties fo:font-size="14pt" officeooo:rsid="000a454f" officeooo:paragraph-rsid="000a454f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XPERIMENT 6</text:p>
      <text:p text:style-name="P1">PRIORITY QUEUE</text:p>
      <text:p text:style-name="P2"/>
      <text:p text:style-name="P2"/>
      <text:p text:style-name="P2">NAME:ABIN JS </text:p>
      <text:p text:style-name="P2">CLASS:S3 R</text:p>
      <text:p text:style-name="P2">ROLL NO:5</text:p>
      <text:p text:style-name="P2">DATE 4-11-2022</text:p>
      <text:p text:style-name="Standard"/>
      <text:p text:style-name="Standard">#include&lt;stdio.h&gt;</text:p>
      <text:p text:style-name="Standard">#include&lt;stdlib.h&gt;</text:p>
      <text:p text:style-name="Standard"><text:s/>#define max 100</text:p>
      <text:p text:style-name="Standard"><text:s/>int size ,front=-1,rear=-1;</text:p>
      <text:p text:style-name="Standard"><text:s/></text:p>
      <text:p text:style-name="Standard"><text:s/>struct pqueue{</text:p>
      <text:p text:style-name="Standard"><text:s/><text:tab/>int data;</text:p>
      <text:p text:style-name="Standard"><text:s/><text:tab/>int prio;</text:p>
      <text:p text:style-name="Standard"><text:s/>}pq[100],temp;</text:p>
      <text:p text:style-name="Standard"><text:s/>struct pqueue pq[100];</text:p>
      <text:p text:style-name="Standard"><text:s/>int is_full(){</text:p>
      <text:p text:style-name="Standard"><text:s/><text:tab/>if(size==max-1){</text:p>
      <text:p text:style-name="Standard"><text:s/><text:tab/><text:tab/>return 1;</text:p>
      <text:p text:style-name="Standard"><text:s/><text:tab/>}else{</text:p>
      <text:p text:style-name="Standard"><text:s/><text:tab/>return 0;</text:p>
      <text:p text:style-name="Standard"><text:tab/>}</text:p>
      <text:p text:style-name="Standard">}</text:p>
      <text:p text:style-name="Standard">int is_empty(){</text:p>
      <text:p text:style-name="Standard"><text:tab/>if(size==-1){</text:p>
      <text:p text:style-name="Standard"><text:tab/><text:tab/>return 1;</text:p>
      <text:p text:style-name="Standard"><text:tab/><text:tab/></text:p>
      <text:p text:style-name="Standard"><text:tab/>}else{</text:p>
      <text:p text:style-name="Standard"><text:tab/><text:tab/>return 0;</text:p>
      <text:p text:style-name="Standard"><text:tab/>}</text:p>
      <text:p text:style-name="Standard">}</text:p>
      <text:p text:style-name="Standard"/>
      <text:p text:style-name="Standard">void display(){</text:p>
      <text:p text:style-name="Standard"><text:tab/>if(is_empty()){</text:p>
      <text:p text:style-name="Standard"><text:tab/><text:tab/>printf("Queue is empty");</text:p>
      <text:p text:style-name="Standard"><text:tab/>}else{</text:p>
      <text:p text:style-name="Standard"><text:tab/><text:tab/>printf("Priority Queue\n");</text:p>
      <text:p text:style-name="Standard"><text:tab/><text:tab/>for(int i=0;i&lt;size;i++){</text:p>
      <text:p text:style-name="Standard"><text:tab/><text:tab/><text:tab/>printf("%d\t%d\n\n",pq[i].data,pq[i].prio);</text:p>
      <text:p text:style-name="Standard"><text:tab/><text:tab/>}</text:p>
      <text:p text:style-name="Standard"><text:tab/>}</text:p>
      <text:p text:style-name="Standard">}</text:p>
      <text:p text:style-name="Standard">void addpq(){</text:p>
      <text:p text:style-name="Standard"><text:tab/>int dat,pri;</text:p>
      <text:p text:style-name="Standard"><text:tab/>if(is_full()){</text:p>
      <text:p text:style-name="Standard"><text:tab/><text:tab/>printf("The queue is full\n");</text:p>
      <text:p text:style-name="Standard"><text:soft-page-break/><text:tab/>}else{</text:p>
      <text:p text:style-name="Standard"><text:tab/><text:tab/>printf("Enter the data:");</text:p>
      <text:p text:style-name="Standard"><text:tab/><text:tab/>scanf("%d",&amp;dat);</text:p>
      <text:p text:style-name="Standard"><text:tab/><text:tab/>printf("Enter the priority\n");</text:p>
      <text:p text:style-name="Standard"><text:tab/><text:tab/>scanf("%d",&amp;pri);</text:p>
      <text:p text:style-name="Standard"><text:tab/><text:tab/>front=0;</text:p>
      <text:p text:style-name="Standard"><text:tab/><text:tab/>rear++;</text:p>
      <text:p text:style-name="Standard"><text:tab/><text:tab/>size++;</text:p>
      <text:p text:style-name="Standard"><text:tab/><text:tab/>pq[rear].data=dat;</text:p>
      <text:p text:style-name="Standard"><text:tab/><text:tab/>pq[rear].prio=pri;</text:p>
      <text:p text:style-name="Standard"><text:tab/><text:tab/>for(int j=front;j&lt;rear;j++){</text:p>
      <text:p text:style-name="Standard"><text:tab/><text:tab/><text:tab/>for(int i=front;i&lt;rear-j;i++){</text:p>
      <text:p text:style-name="Standard"><text:tab/><text:tab/><text:tab/><text:tab/>if(pq[i].prio&lt;pq[i+1].prio){</text:p>
      <text:p text:style-name="Standard"><text:tab/><text:tab/><text:tab/><text:tab/><text:tab/>struct pqueue temp=pq[i];</text:p>
      <text:p text:style-name="Standard"><text:tab/><text:tab/><text:tab/><text:tab/><text:tab/>pq[i]=pq[i+1];</text:p>
      <text:p text:style-name="Standard"><text:tab/><text:tab/><text:tab/><text:tab/><text:tab/>pq[i+1]=temp;</text:p>
      <text:p text:style-name="Standard"><text:tab/><text:tab/><text:tab/><text:tab/>}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}</text:p>
      <text:p text:style-name="Standard">void deletepq(){</text:p>
      <text:p text:style-name="Standard"><text:tab/>if(is_empty()){</text:p>
      <text:p text:style-name="Standard"><text:tab/><text:tab/>printf("The queue <text:s/>is empty\n");</text:p>
      <text:p text:style-name="Standard"><text:tab/>}else{</text:p>
      <text:p text:style-name="Standard"><text:tab/>printf("%d-deleted",pq[size].data);</text:p>
      <text:p text:style-name="Standard"><text:tab/>size=size-1;</text:p>
      <text:p text:style-name="Standard"><text:tab/>}</text:p>
      <text:p text:style-name="Standard">}</text:p>
      <text:p text:style-name="Standard">int main(){</text:p>
      <text:p text:style-name="Standard"><text:tab/>int ch;</text:p>
      <text:p text:style-name="Standard"><text:tab/><text:tab/>printf("Enter the size\n");</text:p>
      <text:p text:style-name="Standard"><text:tab/>while(1){</text:p>
      <text:p text:style-name="Standard"><text:tab/><text:tab/>printf("\n1.insert\n2.delete\n3.display\n4.exit\n");</text:p>
      <text:p text:style-name="Standard"><text:tab/><text:tab/>printf("Enter the choice");</text:p>
      <text:p text:style-name="Standard"><text:tab/><text:tab/>scanf("%d",&amp;ch);</text:p>
      <text:p text:style-name="Standard"><text:tab/><text:tab/>switch(ch){</text:p>
      <text:p text:style-name="Standard"><text:tab/><text:tab/><text:tab/>case 1:</text:p>
      <text:p text:style-name="Standard"><text:tab/><text:tab/><text:tab/><text:tab/>addpq();</text:p>
      <text:p text:style-name="Standard"><text:tab/><text:tab/><text:tab/><text:tab/>display();</text:p>
      <text:p text:style-name="Standard"><text:tab/><text:tab/><text:tab/><text:tab/>break;</text:p>
      <text:p text:style-name="Standard"><text:tab/><text:tab/><text:tab/>case 2:</text:p>
      <text:p text:style-name="Standard"><text:tab/><text:tab/><text:tab/><text:tab/>deletepq();</text:p>
      <text:p text:style-name="Standard"><text:tab/><text:tab/><text:tab/><text:tab/>display();</text:p>
      <text:p text:style-name="Standard"><text:tab/><text:tab/><text:tab/><text:tab/>break;</text:p>
      <text:p text:style-name="Standard"><text:tab/><text:tab/><text:tab/>case 3:</text:p>
      <text:p text:style-name="Standard"><text:tab/><text:tab/><text:tab/><text:tab/>display();</text:p>
      <text:p text:style-name="Standard"><text:tab/><text:tab/><text:tab/><text:tab/>break;</text:p>
      <text:p text:style-name="Standard"><text:tab/><text:tab/><text:tab/>case 4:</text:p>
      <text:p text:style-name="Standard"><text:tab/><text:tab/><text:tab/><text:tab/>exit(0);</text:p>
      <text:p text:style-name="Standard"><text:tab/><text:tab/><text:tab/></text:p>
      <text:p text:style-name="Standard"><text:soft-page-break/><text:tab/><text:tab/><text:tab/>default:</text:p>
      <text:p text:style-name="Standard"><text:tab/><text:tab/><text:tab/>printf("invalid option\n");</text:p>
      <text:p text:style-name="Standard"><text:tab/><text:tab/>}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2:04:20.954083278</meta:creation-date>
    <meta:print-date>2022-11-04T12:07:26.566095029</meta:print-date>
    <dc:date>2022-11-04T14:02:53.444030593</dc:date>
    <meta:editing-duration>PT1H48M25S</meta:editing-duration>
    <meta:editing-cycles>1</meta:editing-cycles>
    <meta:document-statistic meta:table-count="0" meta:image-count="0" meta:object-count="0" meta:page-count="3" meta:paragraph-count="101" meta:word-count="152" meta:character-count="1448" meta:non-whitespace-character-count="1215"/>
    <meta:generator>LibreOffice/7.3.5.2$Linux_X86_64 LibreOffice_project/30$Build-2</meta:generator>
  </office:meta>
</office:document-meta>
</file>